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92c5" officeooo:paragraph-rsid="001492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unication avec les collègues.</text:p>
      <text:p text:style-name="P1">Adaptation de la méthode pédagogique au niveau des élèves d’une class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20:52:33.521481804</meta:creation-date>
    <dc:date>2020-06-07T20:55:08.045083545</dc:date>
    <meta:editing-duration>PT2M35S</meta:editing-duration>
    <meta:editing-cycles>1</meta:editing-cycles>
    <meta:document-statistic meta:table-count="0" meta:image-count="0" meta:object-count="0" meta:page-count="1" meta:paragraph-count="2" meta:word-count="15" meta:character-count="104" meta:non-whitespace-character-count="91"/>
    <meta:generator>LibreOffice/6.0.7.3$Linux_X86_64 LibreOffice_project/00m0$Build-3</meta:generator>
  </office:meta>
</office:document-meta>
</file>